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lineFont.getWidths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lineFont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CharacterSe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Charac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OutlineFont( String name , Characte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lineFont.getX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Width( int characte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Cap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De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lineFont.getA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